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onstructorNestedTests.TestConstructorNested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AndTestInterfa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.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mplicitly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ipleNestedWithInheritedConfigTests.TripleNestedWithInheritedConfig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Implicitly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ipleNestedWithImplicitlyInheritedConfigTests.TripleNestedWithImplicitlyInheritedConfig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OverriddenByDefault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ConstructorNested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ripleNestedWithInheritedConfigAndTestInterfaceTests.TripleNestedWithInheritedConfigAndTestInterface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OverriddenConfigTests.DoubleNestedWithOverriddenConfigTests( @ Autowired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ubleNestedWithImplicitlyInheritedConfigTests.DoubleNestedWithImplicitlyInheritedConfig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NestedWith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heritedConfigTests.InheritedConfig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OverriddenByDefaultTests.ConfigOverriddenByDefaultTests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heritedConfig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